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6/styles.xml" manifest:media-type="text/xml"/>
  <manifest:file-entry manifest:full-path="Object 26/meta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Thumbnails/thumbnail.png" manifest:media-type="image/png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content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42/styles.xml" manifest:media-type="text/xml"/>
  <manifest:file-entry manifest:full-path="Object 42/content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31/content.xml" manifest:media-type="text/xml"/>
  <manifest:file-entry manifest:full-path="Object 31/meta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37/styles.xml" manifest:media-type="text/xml"/>
  <manifest:file-entry manifest:full-path="Object 37/content.xml" manifest:media-type="text/xml"/>
  <manifest:file-entry manifest:full-path="Object 37/meta.xml" manifest:media-type="text/xml"/>
  <manifest:file-entry manifest:full-path="Object 3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2071in" svg:y="8.160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0.4449in" svg:y="12.198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6.2988in" svg:height="3.5429in" svg:x="13.3339in" svg:y="12.2067in">
            <draw:object draw:notify-on-update-of-ranges="'cc vs rs'.A82:'cc vs rs'.A82 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6.2988in" svg:height="3.5429in" svg:x="13.3461in" svg:y="8.224in">
            <draw:object draw:notify-on-update-of-ranges="'cc vs rs'.A59:'cc vs rs'.A59 'cc vs rs'.A60:'cc vs rs'.A65 'cc vs rs'.B59:'cc vs rs'.B59 'cc vs rs'.B60:'cc vs rs'.B65 'cc vs rs'.C59:'cc vs rs'.C59 'cc vs rs'.C60:'cc vs rs'.C65 'cc vs rs'.D59:'cc vs rs'.D59 'cc vs rs'.D60:'cc vs rs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02">
            <text:p>0.602</text:p>
          </table:table-cell>
          <table:table-cell office:value-type="float" office:value="0.398">
            <text:p>0.398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59">
            <text:p>0.659</text:p>
          </table:table-cell>
          <table:table-cell office:value-type="float" office:value="0.341">
            <text:p>0.341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45">
            <text:p>0.745</text:p>
          </table:table-cell>
          <table:table-cell office:value-type="float" office:value="0.255">
            <text:p>0.25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26">
            <text:p>0.826</text:p>
          </table:table-cell>
          <table:table-cell office:value-type="float" office:value="0.174">
            <text:p>0.174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36">
            <text:p>0.836</text:p>
          </table:table-cell>
          <table:table-cell office:value-type="float" office:value="0.164">
            <text:p>0.164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03">
            <text:p>0.903</text:p>
          </table:table-cell>
          <table:table-cell office:value-type="float" office:value="0.097">
            <text:p>0.09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17">
            <text:p>0.917</text:p>
          </table:table-cell>
          <table:table-cell office:value-type="float" office:value="0.083">
            <text:p>0.083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5">
            <text:p>0.935</text:p>
          </table:table-cell>
          <table:table-cell office:value-type="float" office:value="0.065">
            <text:p>0.06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55">
            <text:p>0.955</text:p>
          </table:table-cell>
          <table:table-cell office:value-type="float" office:value="0.045">
            <text:p>0.04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56">
            <text:p>0.956</text:p>
          </table:table-cell>
          <table:table-cell office:value-type="float" office:value="0.044">
            <text:p>0.04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57">
            <text:p>0.957</text:p>
          </table:table-cell>
          <table:table-cell office:value-type="float" office:value="0.043">
            <text:p>0.043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E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E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E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E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2in" svg:y="3.8177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0.433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/>
        </table:table-row>
        <table:table-row table:style-name="ro2" table:number-rows-repeated="11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</table:table-row>
        <table:table-row table:style-name="ro1">
          <table:table-cell office:value-type="string">
            <text:p>8 Threads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</table:table-row>
        <table:table-row table:style-name="ro1">
          <table:table-cell office:value-type="string">
            <text:p>7 Threads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</table:table-row>
        <table:table-row table:style-name="ro1">
          <table:table-cell office:value-type="string">
            <text:p>6 Threads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</table:table-row>
        <table:table-row table:style-name="ro1">
          <table:table-cell office:value-type="string">
            <text:p>5 Threads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</table:table-row>
        <table:table-row table:style-name="ro1">
          <table:table-cell office:value-type="string">
            <text:p>4 Threads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2"/>
        </table:table-row>
        <table:table-row table:style-name="ro1">
          <table:table-cell office:value-type="string">
            <text:p>8 Threads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2"/>
        </table:table-row>
        <table:table-row table:style-name="ro1">
          <table:table-cell office:value-type="string">
            <text:p>7 Threads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2"/>
        </table:table-row>
        <table:table-row table:style-name="ro1">
          <table:table-cell office:value-type="string">
            <text:p>6 Threads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2"/>
        </table:table-row>
        <table:table-row table:style-name="ro1">
          <table:table-cell office:value-type="string">
            <text:p>5 Threads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2"/>
        </table:table-row>
        <table:table-row table:style-name="ro1">
          <table:table-cell office:value-type="string">
            <text:p>4 Threads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3 Threads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Work=1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3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Work=1000000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.72357659589968">
            <text:p>8.7235765959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4.809">
            <text:p>4.809</text:p>
          </table:table-cell>
          <table:table-cell table:number-columns-repeated="4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1.961">
            <text:p>1.961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/00/0000</text:date>, <text:time style:data-style-name="N2" text:time-value="0000-00-00T09:55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5T13:29:55</dc:date>
    <meta:editing-duration>P1DT5H2M21S</meta:editing-duration>
    <meta:editing-cycles>180</meta:editing-cycles>
    <meta:print-date>2013-10-16T17:09:16</meta:print-date>
    <meta:document-statistic meta:table-count="2" meta:cell-count="1176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5:'di vs rf'.F31 'di vs rf'.B24:'di vs rf'.F24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6:'di vs rf'.E61 'di vs rf'.B55:'di vs rf'.E55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5:'di vs rf'.C70 'di vs rf'.B64:'di vs rf'.C64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5:'di vs rf'.F41 'di vs rf'.B34:'di vs rf'.F34" chart:data-source-has-labels="both" svg:x="0.77cm" svg:y="0.855cm" svg:width="11.374cm" svg:height="6.984cm">
          <chartooo:coordinate-region svg:x="5.096cm" svg:y="0.855cm" svg:width="6.676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5:'di vs rf'.D51 'di vs rf'.B44:'di vs rf'.D44" chart:data-source-has-labels="both" svg:x="0.77cm" svg:y="0.855cm" svg:width="11.824cm" svg:height="6.984cm">
          <chartooo:coordinate-region svg:x="5.096cm" svg:y="0.855cm" svg:width="7.218cm" svg:height="6.337cm"/>
          <chart:axis chart:dimension="x" chart:name="primary-x" chart:style-name="ch4" chartooo:axis-type="auto">
            <chartooo:date-scale/>
            <chart:categories table:cell-range-address="'di vs rf'.A45:'di vs rf'.A5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45:'di vs rf'.B51" chart:label-cell-address="'di vs rf'.B44:'di vs rf'.B44" chart:class="chart:bar">
            <chart:data-point chart:repeated="7"/>
          </chart:series>
          <chart:series chart:style-name="ch9" chart:values-cell-range-address="'di vs rf'.C45:'di vs rf'.C51" chart:label-cell-address="'di vs rf'.C44:'di vs rf'.C44" chart:class="chart:bar">
            <chart:data-point chart:repeated="7"/>
          </chart:series>
          <chart:series chart:style-name="ch10" chart:values-cell-range-address="'di vs rf'.D45:'di vs rf'.D51" chart:label-cell-address="'di vs rf'.D44:'di vs rf'.D4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4:'di vs rf'.C79 'di vs rf'.B73:'di vs rf'.C73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2:'cc vs rs'.F88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4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E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5:'di vs rf'.F31 'di vs rf'.B24:'di vs rf'.F24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E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02">
                <text:p>0.602</text:p>
                <draw:g>
                  <svg:desc>'cc vs rs'.B26:'cc vs rs'.B31</svg:desc>
                </draw:g>
              </table:table-cell>
              <table:table-cell office:value-type="float" office:value="0.398">
                <text:p>0.398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A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73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E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A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3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E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A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1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E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E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952cm" style:legend-expansion="high" chart:style-name="ch2"/>
        <chart:plot-area chart:style-name="ch3" table:cell-range-address="'cc vs rs'.A25:'cc vs rs'.C31" chart:data-source-has-labels="both" svg:x="0.77cm" svg:y="0.855cm" svg:width="12.036cm" svg:height="6.984cm">
          <chartooo:coordinate-region svg:x="5.307cm" svg:y="0.855cm" svg:width="7.061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Writing</text:p>
                <draw:g>
                  <svg:desc>'cc vs rs'.B25:'cc vs rs'.B25</svg:desc>
                </draw:g>
              </table:table-cell>
              <table:table-cell office:value-type="string">
                <text:p>(D) 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02">
                <text:p>0.602</text:p>
                <draw:g>
                  <svg:desc>'cc vs rs'.B26:'cc vs rs'.B31</svg:desc>
                </draw:g>
              </table:table-cell>
              <table:table-cell office:value-type="float" office:value="0.398">
                <text:p>0.398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E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46cm" svg:y="3.952cm" style:legend-expansion="high" chart:style-name="ch2"/>
        <chart:plot-area chart:style-name="ch3" table:cell-range-address="'cc vs rs'.A33:'cc vs rs'.C39" chart:data-source-has-labels="both" svg:x="0.77cm" svg:y="0.855cm" svg:width="12.036cm" svg:height="6.984cm">
          <chartooo:coordinate-region svg:x="5.307cm" svg:y="0.855cm" svg:width="7.061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Writing</text:p>
                <draw:g>
                  <svg:desc>'cc vs rs'.B33:'cc vs rs'.B33</svg:desc>
                </draw:g>
              </table:table-cell>
              <table:table-cell office:value-type="string">
                <text:p>(D) 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03">
                <text:p>0.903</text:p>
                <draw:g>
                  <svg:desc>'cc vs rs'.B34:'cc vs rs'.B39</svg:desc>
                </draw:g>
              </table:table-cell>
              <table:table-cell office:value-type="float" office:value="0.097">
                <text:p>0.097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4cm" svg:y="3.952cm" style:legend-expansion="high" chart:style-name="ch2"/>
        <chart:plot-area chart:style-name="ch3" table:cell-range-address="'cc vs rs'.A58:'cc vs rs'.C65" chart:data-source-has-labels="both" svg:x="0.77cm" svg:y="0.855cm" svg:width="11.93cm" svg:height="6.984cm">
          <chartooo:coordinate-region svg:x="5.307cm" svg:y="0.855cm" svg:width="7.113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571cm" svg:y="7.962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8:'cc vs rs'.B59" chart:class="chart:bar">
            <chart:data-point chart:repeated="6"/>
          </chart:series>
          <chart:series chart:style-name="ch9" chart:values-cell-range-address="'cc vs rs'.C60:'cc vs rs'.C65" chart:label-cell-address="'cc vs rs'.C58:'cc vs rs'.C5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Writing</text:p>
                <text:list>
                  <text:list-item>
                    <text:p/>
                  </text:list-item>
                  <text:list-item>
                    <text:p>(C) Writing</text:p>
                  </text:list-item>
                </text:list>
                <draw:g>
                  <svg:desc>'cc vs rs'.B58:'cc vs rs'.B59</svg:desc>
                </draw:g>
              </table:table-cell>
              <table:table-cell office:value-type="string">
                <text:p>(D) Reading</text:p>
                <text:list>
                  <text:list-item>
                    <text:p/>
                  </text:list-item>
                  <text:list-item>
                    <text:p>(D) Reading</text:p>
                  </text:list-item>
                </text:list>
                <draw:g>
                  <svg:desc>'cc vs rs'.C58:'cc vs rs'.C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208.339">
                <text:p>208.339</text:p>
                <draw:g>
                  <svg:desc>'cc vs rs'.C60:'cc vs rs'.C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145.015">
                <text:p>145.01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76.867">
                <text:p>76.86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75.001">
                <text:p>75.001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50.02">
                <text:p>50.0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3:'di vs rf'.E5 'di vs rf'.B2:'di vs rf'.E2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4:'di vs rf'.F31" chart:data-source-has-labels="both" svg:x="0.77cm" svg:y="0.855cm" svg:width="11.374cm" svg:height="6.984cm">
          <chartooo:coordinate-region svg:x="5.096cm" svg:y="0.855cm" svg:width="6.768cm" svg:height="6.337cm"/>
          <chart:axis chart:dimension="x" chart:name="primary-x" chart:style-name="ch4" chartooo:axis-type="auto">
            <chartooo:date-scale/>
            <chart:categories table:cell-range-address="'di vs rf'.A25:'di vs rf'.A3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25:'di vs rf'.B31" chart:label-cell-address="'di vs rf'.B24:'di vs rf'.B24" chart:class="chart:bar">
            <chart:data-point chart:repeated="7"/>
          </chart:series>
          <chart:series chart:style-name="ch9" chart:values-cell-range-address="'di vs rf'.C25:'di vs rf'.C31" chart:label-cell-address="'di vs rf'.C24:'di vs rf'.C24" chart:class="chart:bar">
            <chart:data-point chart:repeated="7"/>
          </chart:series>
          <chart:series chart:style-name="ch10" chart:values-cell-range-address="'di vs rf'.D25:'di vs rf'.D31" chart:label-cell-address="'di vs rf'.D24:'di vs rf'.D24" chart:class="chart:bar">
            <chart:data-point chart:repeated="7"/>
          </chart:series>
          <chart:series chart:style-name="ch11" chart:values-cell-range-address="'di vs rf'.E25:'di vs rf'.E31" chart:label-cell-address="'di vs rf'.E24:'di vs rf'.E24" chart:class="chart:bar">
            <chart:data-point chart:repeated="7"/>
          </chart:series>
          <chart:series chart:style-name="ch12" chart:values-cell-range-address="'di vs rf'.F25:'di vs rf'.F31" chart:label-cell-address="'di vs rf'.F24:'di vs rf'.F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5:'di vs rf'.F41 'di vs rf'.B34:'di vs rf'.F34" chart:data-source-has-labels="both" svg:x="0.77cm" svg:y="0.855cm" svg:width="11.374cm" svg:height="6.984cm">
          <chartooo:coordinate-region svg:x="5.096cm" svg:y="0.855cm" svg:width="6.676cm" svg:height="6.337cm"/>
          <chart:axis chart:dimension="x" chart:name="primary-x" chart:style-name="ch4" chartooo:axis-type="auto">
            <chartooo:date-scale/>
            <chart:categories table:cell-range-address="'di vs rf'.A35:'di vs rf'.A4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35:'di vs rf'.B41" chart:label-cell-address="'di vs rf'.B34:'di vs rf'.B34" chart:class="chart:bar">
            <chart:data-point chart:repeated="7"/>
          </chart:series>
          <chart:series chart:style-name="ch9" chart:values-cell-range-address="'di vs rf'.C35:'di vs rf'.C41" chart:label-cell-address="'di vs rf'.C34:'di vs rf'.C34" chart:class="chart:bar">
            <chart:data-point chart:repeated="7"/>
          </chart:series>
          <chart:series chart:style-name="ch10" chart:values-cell-range-address="'di vs rf'.D35:'di vs rf'.D41" chart:label-cell-address="'di vs rf'.D34:'di vs rf'.D34" chart:class="chart:bar">
            <chart:data-point chart:repeated="7"/>
          </chart:series>
          <chart:series chart:style-name="ch11" chart:values-cell-range-address="'di vs rf'.E35:'di vs rf'.E41" chart:label-cell-address="'di vs rf'.E34:'di vs rf'.E34" chart:class="chart:bar">
            <chart:data-point chart:repeated="7"/>
          </chart:series>
          <chart:series chart:style-name="ch12" chart:values-cell-range-address="'di vs rf'.F35:'di vs rf'.F41" chart:label-cell-address="'di vs rf'.F34:'di vs rf'.F3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 Threads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string">
                <text:p>7 Threads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string">
                <text:p>6 Threads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string">
                <text:p>5 Threads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6:'di vs rf'.E61 'di vs rf'.B55:'di vs rf'.E55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3:'cc vs rs'.F88 'cc vs rs'.B82:'cc vs rs'.F82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84cm" svg:y="8.076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E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6:'cc vs rs'.C31 'cc vs rs'.B25:'cc vs rs'.C25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02">
                <text:p>0.602</text:p>
                <draw:g>
                  <svg:desc>'cc vs rs'.B26:'cc vs rs'.B31</svg:desc>
                </draw:g>
              </table:table-cell>
              <table:table-cell office:value-type="float" office:value="0.398">
                <text:p>0.398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59">
                <text:p>0.659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45">
                <text:p>0.74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26">
                <text:p>0.82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36">
                <text:p>0.836</text:p>
              </table:table-cell>
              <table:table-cell office:value-type="float" office:value="0.164">
                <text:p>0.164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4:'cc vs rs'.C39 'cc vs rs'.B33:'cc vs rs'.C33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03">
                <text:p>0.903</text:p>
                <draw:g>
                  <svg:desc>'cc vs rs'.B34:'cc vs rs'.B39</svg:desc>
                </draw:g>
              </table:table-cell>
              <table:table-cell office:value-type="float" office:value="0.097">
                <text:p>0.097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A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3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E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A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3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E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B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4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E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59:'cc vs rs'.D65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E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03">
                <text:p>0.903</text:p>
                <draw:g>
                  <svg:desc>'cc vs rs'.B34:'cc vs rs'.B39</svg:desc>
                </draw:g>
              </table:table-cell>
              <table:table-cell office:value-type="float" office:value="0.097">
                <text:p>0.097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17">
                <text:p>0.91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5">
                <text:p>0.93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55">
                <text:p>0.95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56">
                <text:p>0.956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57">
                <text:p>0.957</text:p>
              </table:table-cell>
              <table:table-cell office:value-type="float" office:value="0.043">
                <text:p>0.0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1:'cc vs rs'.C47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3:'cc vs rs'.F79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2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E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